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02cm" fo:min-width="3.652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2.006cm" fo:min-width="2.056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2.006cm" fo:min-width="5.156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278cm" fo:min-width="4.528cm"/>
      <style:paragraph-properties style:writing-mode="lr-tb"/>
    </style:style>
    <style:style style:name="gr5" style:family="graphic" style:parent-style-name="objectwithoutfill">
      <style:graphic-properties draw:fill="solid" draw:fill-color="#ffdbb6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bb6"/>
      <style:paragraph-properties fo:text-align="center" style:writing-mode="lr-tb"/>
    </style:style>
    <style:style style:name="P3" style:family="paragraph">
      <loext:graphic-properties draw:fill="solid"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4.8cm" svg:x="12.1cm" svg:y="8.3cm">
          <text:p text:style-name="P1">meet_res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2.5cm" svg:x="5.7cm" svg:y="6.8cm">
          <text:p text:style-name="P1">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cm" svg:height="2.5cm" svg:x="11.3cm" svg:y="3.1cm">
          <text:p text:style-name="P1">federation_me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cm" svg:height="2.5cm" svg:x="21.5cm" svg:y="3.1cm">
          <text:p text:style-name="P1">fed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4.6cm" svg:y="13.9cm">
          <text:p text:style-name="P1">birth_year_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13.9cm" svg:y="16.4cm">
          <text:p text:style-name="P1">age_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2.8cm" svg:x="19.7cm" svg:y="9.4cm">
          <text:p text:style-name="P1">l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21.5cm" svg:y1="4.3cm" svg:x2="17.2cm" svg:y2="4.4cm">
          <text:p/>
        </draw:line>
        <draw:line draw:style-name="gr5" draw:text-style-name="P3" draw:layer="layout" svg:x1="14cm" svg:y1="5.6cm" svg:x2="14.1cm" svg:y2="8.3cm">
          <text:p/>
        </draw:line>
        <draw:line draw:style-name="gr5" draw:text-style-name="P3" draw:layer="layout" svg:x1="15.6cm" svg:y1="16.3cm" svg:x2="15.5cm" svg:y2="13.1cm">
          <text:p/>
        </draw:line>
        <draw:line draw:style-name="gr5" draw:text-style-name="P3" draw:layer="layout" svg:x1="13.2cm" svg:y1="15.3cm" svg:x2="13.2cm" svg:y2="13.1cm">
          <text:p/>
        </draw:line>
        <draw:line draw:style-name="gr5" draw:text-style-name="P3" draw:layer="layout" svg:x1="13.2cm" svg:y1="15.3cm" svg:x2="9.9cm" svg:y2="15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-width="0.6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21:25:18.880745906</meta:creation-date>
    <dc:date>2020-02-09T21:40:15.233789271</dc:date>
    <meta:editing-duration>PT4M46S</meta:editing-duration>
    <meta:editing-cycles>1</meta:editing-cycles>
    <meta:generator>LibreOffice/6.4.0.3$Linux_X86_64 LibreOffice_project/40$Build-3</meta:generator>
    <meta:document-statistic meta:object-count="12"/>
  </office:meta>
</office:document-meta>
</file>